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SUBJECT]</text:p>
      <text:p text:style-name="P1"><text:span text:style-name="T1"/></text:p>
      <text:p text:style-name="P2"/>
      <text:p text:style-name="P3">Date: <text:span text:style-name="T1">[DATE]</text:span></text:p>
      <text:p text:style-name="P3">Hosted by:<text:span text:style-name="T1"> [HOSTED_BY]</text:span></text:p>
      <text:p text:style-name="P3">Attendances: <text:span text:style-name="T1">[ATTENDANCES]</text:span></text:p>
      <text:p text:style-name="P4"/>
      <text:p text:style-name="P4">[TOPICS_AND_TASK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Chicória</meta:initial-creator>
    <meta:creation-date>2011-12-09T22:41:01</meta:creation-date>
    <dc:date>2011-12-10T15:51:57</dc:date>
    <dc:creator>Ricardo Lopes</dc:creator>
    <meta:editing-duration>PT52M5S</meta:editing-duration>
    <meta:editing-cycles>5</meta:editing-cycles>
    <meta:generator>LibreOffice/3.4$Unix LibreOffice_project/340m1$Build-402</meta:generator>
    <meta:document-statistic meta:table-count="0" meta:image-count="0" meta:object-count="0" meta:page-count="1" meta:paragraph-count="5" meta:word-count="9" meta:character-count="87" meta:non-whitespace-character-count="83"/>
  </office:meta>
</office:document-meta>
</file>